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5.8035in" style:type="right" style:leader-style="dotted" style:leader-text="."/>
        </style:tab-stops>
      </style:paragraph-properties>
    </style:style>
    <style:style style:name="P2" style:family="paragraph" style:parent-style-name="Contents_20_Heading" style:master-page-name="E9_3a_TableOfContentsPageStyle">
      <style:paragraph-properties style:page-number="auto"/>
    </style:style>
    <style:style style:name="P3" style:family="paragraph" style:parent-style-name="Standard">
      <style:text-properties officeooo:paragraph-rsid="00298dd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ontents_20_Heading"/>
          </text:index-source-styles>
          <text:index-source-styles text:outline-level="2">
            <text:index-source-style text:style-name="Caption"/>
            <text:index-source-style text:style-name="Figure_20_Index_20_Heading"/>
            <text:index-source-style text:style-name="Index_20_Heading"/>
            <text:index-source-style text:style-name="Table_20_index_20_heading"/>
          </text:index-source-styles>
          <text:index-source-styles text:outline-level="4">
            <text:index-source-style text:style-name="Figure"/>
            <text:index-source-style text:style-name="Table"/>
          </text:index-source-styles>
        </text:table-of-content-source>
        <text:index-body>
          <text:index-title text:style-name="Sect1" text:name="Table of Contents1_Head">
            <text:p text:style-name="P2">Table of Contents</text:p>
          </text:index-title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><text:bookmark-start text:name="__RefHeading___Toc4244_2651454336"/><text:bookmark-end text:name="__RefHeading___Toc4244_265145433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E9_3a_TableOfContentsPageStyle" style:display-name="E9:TableOfContentsPageStyle" style:page-layout-name="Mpm2" draw:style-name="Mdp2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1T17:19:25.197000000</meta:creation-date>
    <dc:date>2024-02-11T20:18:19.778000000</dc:date>
    <meta:editing-duration>PT48M50S</meta:editing-duration>
    <meta:editing-cycles>2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